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 Panie nasz,</text:span><text:span text:style-name="T1"><text:line-break/></text:span><text:span text:style-name="T1">chwalimy Cię</text:span><text:span text:style-name="T1"><text:line-break/></text:span><text:span text:style-name="T1">Przedziwne Twe Imię,</text:span><text:span text:style-name="T1"><text:line-break/></text:span><text:span text:style-name="T1">i wielką Twoją moc.</text:span><text:span text:style-name="T1"><text:line-break/></text:span><text:span text:style-name="T1">Władco naszych serc,</text:span><text:span text:style-name="T1"><text:line-break/></text:span><text:span text:style-name="T1">wielbimy Cię,</text:span><text:span text:style-name="T1"><text:line-break/></text:span><text:span text:style-name="T1">W potędze Twego Ducha,</text:span><text:span text:style-name="T1"><text:line-break/></text:span><text:span text:style-name="T1">działaj 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akże nie uwielbić Ciebie,</text:span><text:span text:style-name="T1"><text:line-break/></text:span><text:span text:style-name="T1">Gdy aniołów słychać pieśń.</text:span><text:span text:style-name="T1"><text:line-break/></text:span><text:span text:style-name="T1">Niech niebo z ziemią</text:span><text:span text:style-name="T1"><text:line-break/></text:span><text:span text:style-name="T1">chwalą Cię</text:span><text:span text:style-name="T1"><text:line-break/></text:span><text:span text:style-name="T1">Na wieki. Amen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5-30T17:06:19</meta:creation-date>
    <dc:date>2009-12-08T20:28:29.31</dc:date>
    <dc:language>en-US</dc:language>
    <meta:editing-cycles>9</meta:editing-cycles>
    <meta:editing-duration>PT00H13M49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